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7.99cm"/>
    </style:style>
    <style:style style:name="Tabela1.B" style:family="table-column">
      <style:table-column-properties style:column-width="9.022cm"/>
    </style:style>
    <style:style style:name="Tabela1.1" style:family="table-row">
      <style:table-row-properties style:min-row-height="3.81cm"/>
    </style:style>
    <style:style style:name="Tabela1.A1" style:family="table-cell">
      <style:table-cell-properties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style:writing-mode="page"/>
    </style:style>
    <style:style style:name="P1" style:family="paragraph" style:parent-style-name="Standard">
      <style:text-properties officeooo:paragraph-rsid="0012981d"/>
    </style:style>
    <style:style style:name="P2" style:family="paragraph" style:parent-style-name="Standard">
      <style:text-properties fo:font-style="normal" style:text-underline-style="none" officeooo:rsid="0013f0ba" officeooo:paragraph-rsid="0013f0ba" style:font-style-asian="normal" style:font-style-complex="normal"/>
    </style:style>
    <style:style style:name="P3" style:family="paragraph" style:parent-style-name="Table_20_Contents">
      <style:text-properties officeooo:rsid="0013f0ba" officeooo:paragraph-rsid="0013f0ba"/>
    </style:style>
    <style:style style:name="P4" style:family="paragraph">
      <style:paragraph-properties fo:text-align="center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12981d" style:font-size-asian="14pt" style:font-size-complex="16pt"/>
    </style:style>
    <style:style style:name="T3" style:family="text">
      <style:text-properties fo:font-size="16pt" style:text-underline-style="solid" style:text-underline-width="auto" style:text-underline-color="font-color" officeooo:rsid="0012981d" style:font-size-asian="14pt" style:font-size-complex="16pt"/>
    </style:style>
    <style:style style:name="T4" style:family="text">
      <style:text-properties fo:font-size="16pt" fo:font-style="italic" style:text-underline-style="solid" style:text-underline-width="auto" style:text-underline-color="font-color" style:font-size-asian="14pt" style:font-style-asian="italic" style:font-size-complex="16pt" style:font-style-complex="italic"/>
    </style:style>
    <style:style style:name="T5" style:family="text">
      <style:text-properties fo:font-size="16pt" fo:font-style="italic" style:text-underline-style="solid" style:text-underline-width="auto" style:text-underline-color="font-color" officeooo:rsid="0012981d" style:font-size-asian="14pt" style:font-style-asian="italic" style:font-size-complex="16pt" style:font-style-complex="italic"/>
    </style:style>
    <style:style style:name="T6" style:family="text">
      <style:text-properties fo:font-size="22pt" officeooo:rsid="0012981d" style:font-size-asian="22pt" style:font-size-complex="22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Algoritmos: </text:span><text:span text:style-name="T2">São conjuntos de passos </text:span><text:span text:style-name="T5">finitos</text:span><text:span text:style-name="T2"> e </text:span><text:span text:style-name="T5">organizados</text:span><text:span text:style-name="T2"> que, quando executados, resolvem um determinado </text:span><text:span text:style-name="T5">problema.</text:span></text:p>
      <text:p text:style-name="P1"><text:span text:style-name="T5"/></text:p>
      <text:p text:style-name="P2"><text:span text:style-name="T2">E</text:span><text:span text:style-name="T1">xemplos de Algoritmos:</text:span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"><draw:line text:anchor-type="paragraph" draw:z-index="0" draw:name="Forma1" draw:style-name="gr1" draw:text-style-name="P4" svg:x1="0.118cm" svg:y1="0.467cm" svg:x2="0.118cm" svg:y2="3.854cm"><text:p/></draw:line>Algoritmo AtravessarRua</text:p>
            <text:p text:style-name="P3"><text:tab/>Olhar para a direita</text:p>
            <text:p text:style-name="P3"><text:tab/>Olhar para a esquerda</text:p>
            <text:p text:style-name="P3"><text:tab/>Se estiver vindo carro</text:p>
            <text:p text:style-name="P3"><draw:line text:anchor-type="paragraph" draw:z-index="1" draw:name="Forma2" draw:style-name="gr1" draw:text-style-name="P4" svg:x1="1.362cm" svg:y1="0.028cm" svg:x2="1.362cm" svg:y2="1.457cm"><text:p/></draw:line><text:tab/><text:tab/>Não Atravesse</text:p>
            <text:p text:style-name="P3"><text:tab/> <text:s text:c="3"/>senão</text:p>
            <text:p text:style-name="P3"><text:tab/><text:tab/>Atravesse</text:p>
            <text:p text:style-name="P3"><text:tab/>Fim-Se</text:p>
            <text:p text:style-name="P3">Fim Algoritmo</text:p>
          </table:table-cell>
          <table:table-cell table:style-name="Tabela1.A1" office:value-type="string">
            <text:p text:style-name="P3"><draw:line text:anchor-type="paragraph" draw:z-index="2" draw:name="Forma3" draw:style-name="gr1" draw:text-style-name="P4" svg:x1="0.145cm" svg:y1="0.48cm" svg:x2="0.171cm" svg:y2="3.787cm"><text:p/></draw:line>Algoritmo AtravessarRua</text:p>
            <text:p text:style-name="P3"><text:tab/>Olhar para a esquerda</text:p>
            <text:p text:style-name="P3"><text:tab/>Olhar para a direita</text:p>
            <text:p text:style-name="P3"><text:tab/>Se não estiver vindo carro</text:p>
            <text:p text:style-name="P3"><draw:line text:anchor-type="paragraph" draw:z-index="3" draw:name="Forma4" draw:style-name="gr1" draw:text-style-name="P4" svg:x1="1.388cm" svg:y1="0.014cm" svg:x2="1.388cm" svg:y2="1.469cm"><text:p/></draw:line><text:tab/><text:tab/>Atravesse</text:p>
            <text:p text:style-name="P3"><text:tab/> <text:s text:c="4"/>senão</text:p>
            <text:p text:style-name="P3"><text:tab/><text:tab/>Não Atravesse</text:p>
            <text:p text:style-name="P3"><text:tab/>Fim Se</text:p>
            <text:p text:style-name="P3">Fim Algoritmo</text:p>
          </table:table-cell>
        </table:table-row>
      </table:table>
      <text:p text:style-name="P1"><text:span text:style-name="T5"/></text:p>
      <text:p text:style-name="P1"><text:span text:style-name="T5"/></text:p>
      <text:p text:style-name="P2"><text:span text:style-name="T2">E</text:span><text:span text:style-name="T1">xemplo não algoritmo:</text:span></text:p>
      <table:table table:name="Tabela2" table:style-name="Tabela2">
        <table:table-column table:style-name="Tabela2.A"/>
        <table:table-row table:style-name="TableLine1618915242784">
          <table:table-cell table:style-name="Tabela2.A1" office:value-type="string">
            <text:p text:style-name="P3"><draw:line text:anchor-type="paragraph" draw:z-index="4" draw:name="Forma5" draw:style-name="gr1" draw:text-style-name="P4" svg:x1="0.118cm" svg:y1="0.448cm" svg:x2="0.144cm" svg:y2="3.967cm"><text:p/></draw:line>Algoritmo AtravessarRua</text:p>
            <text:p text:style-name="P3"><text:tab/>Atravesse</text:p>
            <text:p text:style-name="P3"><draw:line text:anchor-type="paragraph" draw:z-index="5" draw:name="Forma6" draw:style-name="gr1" draw:text-style-name="P4" svg:x1="1.362cm" svg:y1="0.453cm" svg:x2="1.362cm" svg:y2="1.988cm"><text:p/></draw:line><text:tab/>Se estiver vindo carro</text:p>
            <text:p text:style-name="P3"><text:tab/><text:tab/>Olhar para a direita</text:p>
            <text:p text:style-name="P3"><text:tab/> <text:s text:c="2"/>senão</text:p>
            <text:p text:style-name="P3"><text:tab/><text:tab/>Olhar para a esquerda</text:p>
            <text:p text:style-name="P3"><text:tab/>Fim Se</text:p>
            <text:p text:style-name="P3"><text:tab/>Não Atravesse</text:p>
            <text:p text:style-name="P3">Fim Algoritmo</text:p>
          </table:table-cell>
        </table:table-row>
      </table:table>
      <text:p text:style-name="P2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1T16:49:02.133000000</meta:creation-date>
    <dc:date>2021-11-01T17:25:05.652000000</dc:date>
    <meta:editing-duration>PT5M8S</meta:editing-duration>
    <meta:editing-cycles>1</meta:editing-cycles>
    <meta:document-statistic meta:table-count="2" meta:image-count="0" meta:object-count="0" meta:page-count="1" meta:paragraph-count="30" meta:word-count="87" meta:character-count="599" meta:non-whitespace-character-count="503"/>
    <meta:generator>LibreOffice/7.1.6.2$Windows_X86_64 LibreOffice_project/0e133318fcee89abacd6a7d077e292f1145735c3</meta:generator>
  </office:meta>
</office:document-meta>
</file>